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9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4" office:value-type="date" office:date-value="2020-10-16" calcext:value-type="date">
            <text:p>16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6"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Nomenclature.ods" xlink:type="simple">Lien vers la nomenclature</text:a></text:p>
          </table:table-cell>
          <table:table-cell table:style-name="ce4" office:value-type="date" office:date-value="2020-10-19" calcext:value-type="date">
            <text:p>19/10/20</text:p>
          </table:table-cell>
          <table:table-cell table:style-name="ce2" office:value-type="string" calcext:value-type="string">
            <text:p>Création de la nomenclature détaillant l’équipement nécessaire à l’installation du système automatisé d’arrosage des murs végétalisés.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18.96269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6.1.5.2$Linux_X86_64 LibreOffice_project/10$Build-2</meta:generator>
    <dc:date>2020-10-19T10:56:55.254883154</dc:date>
    <dc:creator>Vincent </dc:creator>
    <meta:editing-duration>PT17M7S</meta:editing-duration>
    <meta:editing-cycles>3</meta:editing-cycles>
    <meta:document-statistic meta:table-count="1" meta:cell-count="20" meta:object-count="0"/>
  </office:meta>
</office:document-meta>
</file>